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Thu Jun <text:s/>8 06:34:42 202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0<text:a xlink:href="http://services.wakegov.com/realestate/Account.asp?id=0403260" xlink:type="simple">0403260</text:a></text:p>
          </table:table-cell>
          <table:table-cell office:value-type="string" calcext:value-type="string">
            <text:p>photo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0403262<text:a xlink:href="http://services.wakegov.com/realestate/Account.asp?id=0403262" xlink:type="simple">0403262</text:a></text:p>
          </table:table-cell>
          <table:table-cell office:value-type="string" calcext:value-type="string">
            <text:p>photo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3<text:a xlink:href="http://services.wakegov.com/realestate/Account.asp?id=0403263" xlink:type="simple">0403263</text:a></text:p>
          </table:table-cell>
          <table:table-cell office:value-type="string" calcext:value-type="string">
            <text:p>photo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5<text:a xlink:href="http://services.wakegov.com/realestate/Account.asp?id=0403265" xlink:type="simple">0403265</text:a></text:p>
          </table:table-cell>
          <table:table-cell office:value-type="string" calcext:value-type="string">
            <text:p>photo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7<text:a xlink:href="http://services.wakegov.com/realestate/Account.asp?id=0403267" xlink:type="simple">0403267</text:a></text:p>
          </table:table-cell>
          <table:table-cell office:value-type="string" calcext:value-type="string">
            <text:p>photo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VANVACTOR, RONALD F</text:p>
          </table:table-cell>
          <table:table-cell office:value-type="string" calcext:value-type="string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string" calcext:value-type="string">
            <text:p>729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71<text:a xlink:href="http://services.wakegov.com/realestate/Account.asp?id=0403271" xlink:type="simple">0403271</text:a></text:p>
          </table:table-cell>
          <table:table-cell office:value-type="string" calcext:value-type="string">
            <text:p>photo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72<text:a xlink:href="http://services.wakegov.com/realestate/Account.asp?id=0403272" xlink:type="simple">0403272</text:a></text:p>
          </table:table-cell>
          <table:table-cell office:value-type="string" calcext:value-type="string">
            <text:p>photo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0403276<text:a xlink:href="http://services.wakegov.com/realestate/Account.asp?id=0403276" xlink:type="simple">0403276</text:a></text:p>
          </table:table-cell>
          <table:table-cell office:value-type="string" calcext:value-type="string">
            <text:p>photo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8<text:a xlink:href="http://services.wakegov.com/realestate/Account.asp?id=0403278" xlink:type="simple">0403278</text:a></text:p>
          </table:table-cell>
          <table:table-cell office:value-type="string" calcext:value-type="string">
            <text:p>photo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281<text:a xlink:href="http://services.wakegov.com/realestate/Account.asp?id=0403281" xlink:type="simple">0403281</text:a></text:p>
          </table:table-cell>
          <table:table-cell office:value-type="string" calcext:value-type="string">
            <text:p>photo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0403282<text:a xlink:href="http://services.wakegov.com/realestate/Account.asp?id=0403282" xlink:type="simple">0403282</text:a></text:p>
          </table:table-cell>
          <table:table-cell office:value-type="string" calcext:value-type="string">
            <text:p>photo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3<text:a xlink:href="http://services.wakegov.com/realestate/Account.asp?id=0403283" xlink:type="simple">0403283</text:a></text:p>
          </table:table-cell>
          <table:table-cell office:value-type="string" calcext:value-type="string">
            <text:p>photo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84<text:a xlink:href="http://services.wakegov.com/realestate/Account.asp?id=0403284" xlink:type="simple">0403284</text:a></text:p>
          </table:table-cell>
          <table:table-cell office:value-type="string" calcext:value-type="string">
            <text:p>photo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0403286<text:a xlink:href="http://services.wakegov.com/realestate/Account.asp?id=0403286" xlink:type="simple">0403286</text:a></text:p>
          </table:table-cell>
          <table:table-cell office:value-type="string" calcext:value-type="string">
            <text:p>photo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HALL, JANE</text:p>
          </table:table-cell>
          <table:table-cell office:value-type="string" calcext:value-type="string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96<text:a xlink:href="http://services.wakegov.com/realestate/Account.asp?id=0403296" xlink:type="simple">0403296</text:a></text:p>
          </table:table-cell>
          <table:table-cell office:value-type="string" calcext:value-type="string">
            <text:p>photo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98<text:a xlink:href="http://services.wakegov.com/realestate/Account.asp?id=0403298" xlink:type="simple">0403298</text:a></text:p>
          </table:table-cell>
          <table:table-cell office:value-type="string" calcext:value-type="string">
            <text:p>photo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306<text:a xlink:href="http://services.wakegov.com/realestate/Account.asp?id=0403306" xlink:type="simple">0403306</text:a></text:p>
          </table:table-cell>
          <table:table-cell office:value-type="string" calcext:value-type="string">
            <text:p>photo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7<text:a xlink:href="http://services.wakegov.com/realestate/Account.asp?id=0403307" xlink:type="simple">0403307</text:a></text:p>
          </table:table-cell>
          <table:table-cell office:value-type="string" calcext:value-type="string">
            <text:p>photo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310<text:a xlink:href="http://services.wakegov.com/realestate/Account.asp?id=0403310" xlink:type="simple">0403310</text:a></text:p>
          </table:table-cell>
          <table:table-cell office:value-type="string" calcext:value-type="string">
            <text:p>photo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11<text:a xlink:href="http://services.wakegov.com/realestate/Account.asp?id=0403311" xlink:type="simple">0403311</text:a></text:p>
          </table:table-cell>
          <table:table-cell office:value-type="string" calcext:value-type="string">
            <text:p>photo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0403316<text:a xlink:href="http://services.wakegov.com/realestate/Account.asp?id=0403316" xlink:type="simple">0403316</text:a></text:p>
          </table:table-cell>
          <table:table-cell office:value-type="string" calcext:value-type="string">
            <text:p>photo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0403317<text:a xlink:href="http://services.wakegov.com/realestate/Account.asp?id=0403317" xlink:type="simple">0403317</text:a></text:p>
          </table:table-cell>
          <table:table-cell office:value-type="string" calcext:value-type="string">
            <text:p>photo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0403318<text:a xlink:href="http://services.wakegov.com/realestate/Account.asp?id=0403318" xlink:type="simple">0403318</text:a></text:p>
          </table:table-cell>
          <table:table-cell office:value-type="string" calcext:value-type="string">
            <text:p>photo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0403319<text:a xlink:href="http://services.wakegov.com/realestate/Account.asp?id=0403319" xlink:type="simple">0403319</text:a></text:p>
          </table:table-cell>
          <table:table-cell office:value-type="string" calcext:value-type="string">
            <text:p>photo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0403320<text:a xlink:href="http://services.wakegov.com/realestate/Account.asp?id=0403320" xlink:type="simple">0403320</text:a></text:p>
          </table:table-cell>
          <table:table-cell office:value-type="string" calcext:value-type="string">
            <text:p>photo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0403324<text:a xlink:href="http://services.wakegov.com/realestate/Account.asp?id=0403324" xlink:type="simple">0403324</text:a></text:p>
          </table:table-cell>
          <table:table-cell office:value-type="string" calcext:value-type="string">
            <text:p>photo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0403326<text:a xlink:href="http://services.wakegov.com/realestate/Account.asp?id=0403326" xlink:type="simple">0403326</text:a></text:p>
          </table:table-cell>
          <table:table-cell office:value-type="string" calcext:value-type="string">
            <text:p>photo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0403328<text:a xlink:href="http://services.wakegov.com/realestate/Account.asp?id=0403328" xlink:type="simple">0403328</text:a></text:p>
          </table:table-cell>
          <table:table-cell office:value-type="string" calcext:value-type="string">
            <text:p>photo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0403329<text:a xlink:href="http://services.wakegov.com/realestate/Account.asp?id=0403329" xlink:type="simple">0403329</text:a></text:p>
          </table:table-cell>
          <table:table-cell office:value-type="string" calcext:value-type="string">
            <text:p>photo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0403330<text:a xlink:href="http://services.wakegov.com/realestate/Account.asp?id=0403330" xlink:type="simple">0403330</text:a></text:p>
          </table:table-cell>
          <table:table-cell office:value-type="string" calcext:value-type="string">
            <text:p>photo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0403331<text:a xlink:href="http://services.wakegov.com/realestate/Account.asp?id=0403331" xlink:type="simple">0403331</text:a></text:p>
          </table:table-cell>
          <table:table-cell office:value-type="string" calcext:value-type="string">
            <text:p>photo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0403332<text:a xlink:href="http://services.wakegov.com/realestate/Account.asp?id=0403332" xlink:type="simple">0403332</text:a></text:p>
          </table:table-cell>
          <table:table-cell office:value-type="string" calcext:value-type="string">
            <text:p>photo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0403334<text:a xlink:href="http://services.wakegov.com/realestate/Account.asp?id=0403334" xlink:type="simple">0403334</text:a></text:p>
          </table:table-cell>
          <table:table-cell office:value-type="string" calcext:value-type="string">
            <text:p>photo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0403337<text:a xlink:href="http://services.wakegov.com/realestate/Account.asp?id=0403337" xlink:type="simple">0403337</text:a></text:p>
          </table:table-cell>
          <table:table-cell office:value-type="string" calcext:value-type="string">
            <text:p>photo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0403338<text:a xlink:href="http://services.wakegov.com/realestate/Account.asp?id=0403338" xlink:type="simple">0403338</text:a></text:p>
          </table:table-cell>
          <table:table-cell office:value-type="string" calcext:value-type="string">
            <text:p>photo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0403341<text:a xlink:href="http://services.wakegov.com/realestate/Account.asp?id=0403341" xlink:type="simple">0403341</text:a></text:p>
          </table:table-cell>
          <table:table-cell office:value-type="string" calcext:value-type="string">
            <text:p>photo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0403343<text:a xlink:href="http://services.wakegov.com/realestate/Account.asp?id=0403343" xlink:type="simple">0403343</text:a></text:p>
          </table:table-cell>
          <table:table-cell office:value-type="string" calcext:value-type="string">
            <text:p>photo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0403345<text:a xlink:href="http://services.wakegov.com/realestate/Account.asp?id=0403345" xlink:type="simple">0403345</text:a></text:p>
          </table:table-cell>
          <table:table-cell office:value-type="string" calcext:value-type="string">
            <text:p>photo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0403346<text:a xlink:href="http://services.wakegov.com/realestate/Account.asp?id=0403346" xlink:type="simple">0403346</text:a></text:p>
          </table:table-cell>
          <table:table-cell office:value-type="string" calcext:value-type="string">
            <text:p>photo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0403349<text:a xlink:href="http://services.wakegov.com/realestate/Account.asp?id=0403349" xlink:type="simple">0403349</text:a></text:p>
          </table:table-cell>
          <table:table-cell office:value-type="string" calcext:value-type="string">
            <text:p>photo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351<text:a xlink:href="http://services.wakegov.com/realestate/Account.asp?id=0403351" xlink:type="simple">0403351</text:a></text:p>
          </table:table-cell>
          <table:table-cell office:value-type="string" calcext:value-type="string">
            <text:p>photo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string" calcext:value-type="string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0403353<text:a xlink:href="http://services.wakegov.com/realestate/Account.asp?id=0403353" xlink:type="simple">0403353</text:a></text:p>
          </table:table-cell>
          <table:table-cell office:value-type="string" calcext:value-type="string">
            <text:p>photo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4<text:a xlink:href="http://services.wakegov.com/realestate/Account.asp?id=0403354" xlink:type="simple">0403354</text:a></text:p>
          </table:table-cell>
          <table:table-cell office:value-type="string" calcext:value-type="string">
            <text:p>photo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0403362<text:a xlink:href="http://services.wakegov.com/realestate/Account.asp?id=0403362" xlink:type="simple">0403362</text:a></text:p>
          </table:table-cell>
          <table:table-cell office:value-type="string" calcext:value-type="string">
            <text:p>photo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8<text:a xlink:href="http://services.wakegov.com/realestate/Account.asp?id=0403368" xlink:type="simple">0403368</text:a></text:p>
          </table:table-cell>
          <table:table-cell office:value-type="string" calcext:value-type="string">
            <text:p>photo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0403398<text:a xlink:href="http://services.wakegov.com/realestate/Account.asp?id=0403398" xlink:type="simple">0403398</text:a></text:p>
          </table:table-cell>
          <table:table-cell office:value-type="string" calcext:value-type="string">
            <text:p>photo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403<text:a xlink:href="http://services.wakegov.com/realestate/Account.asp?id=0403403" xlink:type="simple">0403403</text:a></text:p>
          </table:table-cell>
          <table:table-cell office:value-type="string" calcext:value-type="string">
            <text:p>photo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0<text:a xlink:href="http://services.wakegov.com/realestate/Account.asp?id=0403680" xlink:type="simple">0403680</text:a></text:p>
          </table:table-cell>
          <table:table-cell office:value-type="string" calcext:value-type="string">
            <text:p>photo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83<text:a xlink:href="http://services.wakegov.com/realestate/Account.asp?id=0403683" xlink:type="simple">0403683</text:a></text:p>
          </table:table-cell>
          <table:table-cell office:value-type="string" calcext:value-type="string">
            <text:p>photo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5<text:a xlink:href="http://services.wakegov.com/realestate/Account.asp?id=0403685" xlink:type="simple">0403685</text:a></text:p>
          </table:table-cell>
          <table:table-cell office:value-type="string" calcext:value-type="string">
            <text:p>photo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87<text:a xlink:href="http://services.wakegov.com/realestate/Account.asp?id=0403687" xlink:type="simple">0403687</text:a></text:p>
          </table:table-cell>
          <table:table-cell office:value-type="string" calcext:value-type="string">
            <text:p>photo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8<text:a xlink:href="http://services.wakegov.com/realestate/Account.asp?id=0403688" xlink:type="simple">0403688</text:a></text:p>
          </table:table-cell>
          <table:table-cell office:value-type="string" calcext:value-type="string">
            <text:p>photo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89<text:a xlink:href="http://services.wakegov.com/realestate/Account.asp?id=0403689" xlink:type="simple">0403689</text:a></text:p>
          </table:table-cell>
          <table:table-cell office:value-type="string" calcext:value-type="string">
            <text:p>photo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0403690<text:a xlink:href="http://services.wakegov.com/realestate/Account.asp?id=0403690" xlink:type="simple">0403690</text:a></text:p>
          </table:table-cell>
          <table:table-cell office:value-type="string" calcext:value-type="string">
            <text:p>photo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92<text:a xlink:href="http://services.wakegov.com/realestate/Account.asp?id=0403692" xlink:type="simple">0403692</text:a></text:p>
          </table:table-cell>
          <table:table-cell office:value-type="string" calcext:value-type="string">
            <text:p>photo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695<text:a xlink:href="http://services.wakegov.com/realestate/Account.asp?id=0403695" xlink:type="simple">0403695</text:a></text:p>
          </table:table-cell>
          <table:table-cell office:value-type="string" calcext:value-type="string">
            <text:p>photo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96<text:a xlink:href="http://services.wakegov.com/realestate/Account.asp?id=0403696" xlink:type="simple">0403696</text:a></text:p>
          </table:table-cell>
          <table:table-cell office:value-type="string" calcext:value-type="string">
            <text:p>photo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697<text:a xlink:href="http://services.wakegov.com/realestate/Account.asp?id=0403697" xlink:type="simple">0403697</text:a></text:p>
          </table:table-cell>
          <table:table-cell office:value-type="string" calcext:value-type="string">
            <text:p>photo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699<text:a xlink:href="http://services.wakegov.com/realestate/Account.asp?id=0403699" xlink:type="simple">0403699</text:a></text:p>
          </table:table-cell>
          <table:table-cell office:value-type="string" calcext:value-type="string">
            <text:p>photo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701<text:a xlink:href="http://services.wakegov.com/realestate/Account.asp?id=0403701" xlink:type="simple">0403701</text:a></text:p>
          </table:table-cell>
          <table:table-cell office:value-type="string" calcext:value-type="string">
            <text:p>photo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02<text:a xlink:href="http://services.wakegov.com/realestate/Account.asp?id=0403702" xlink:type="simple">0403702</text:a></text:p>
          </table:table-cell>
          <table:table-cell office:value-type="string" calcext:value-type="string">
            <text:p>photo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04<text:a xlink:href="http://services.wakegov.com/realestate/Account.asp?id=0403704" xlink:type="simple">0403704</text:a></text:p>
          </table:table-cell>
          <table:table-cell office:value-type="string" calcext:value-type="string">
            <text:p>photo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05<text:a xlink:href="http://services.wakegov.com/realestate/Account.asp?id=0403705" xlink:type="simple">0403705</text:a></text:p>
          </table:table-cell>
          <table:table-cell office:value-type="string" calcext:value-type="string">
            <text:p>photo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706<text:a xlink:href="http://services.wakegov.com/realestate/Account.asp?id=0403706" xlink:type="simple">0403706</text:a></text:p>
          </table:table-cell>
          <table:table-cell office:value-type="string" calcext:value-type="string">
            <text:p>photo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10<text:a xlink:href="http://services.wakegov.com/realestate/Account.asp?id=0403710" xlink:type="simple">0403710</text:a></text:p>
          </table:table-cell>
          <table:table-cell office:value-type="string" calcext:value-type="string">
            <text:p>photo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0403711<text:a xlink:href="http://services.wakegov.com/realestate/Account.asp?id=0403711" xlink:type="simple">0403711</text:a></text:p>
          </table:table-cell>
          <table:table-cell office:value-type="string" calcext:value-type="string">
            <text:p>photo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0403712<text:a xlink:href="http://services.wakegov.com/realestate/Account.asp?id=0403712" xlink:type="simple">0403712</text:a></text:p>
          </table:table-cell>
          <table:table-cell office:value-type="string" calcext:value-type="string">
            <text:p>photo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13<text:a xlink:href="http://services.wakegov.com/realestate/Account.asp?id=0403713" xlink:type="simple">0403713</text:a></text:p>
          </table:table-cell>
          <table:table-cell office:value-type="string" calcext:value-type="string">
            <text:p>photo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14<text:a xlink:href="http://services.wakegov.com/realestate/Account.asp?id=0403714" xlink:type="simple">0403714</text:a></text:p>
          </table:table-cell>
          <table:table-cell office:value-type="string" calcext:value-type="string">
            <text:p>photo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15<text:a xlink:href="http://services.wakegov.com/realestate/Account.asp?id=0403715" xlink:type="simple">0403715</text:a></text:p>
          </table:table-cell>
          <table:table-cell office:value-type="string" calcext:value-type="string">
            <text:p>photo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16<text:a xlink:href="http://services.wakegov.com/realestate/Account.asp?id=0403716" xlink:type="simple">0403716</text:a></text:p>
          </table:table-cell>
          <table:table-cell office:value-type="string" calcext:value-type="string">
            <text:p>photo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20<text:a xlink:href="http://services.wakegov.com/realestate/Account.asp?id=0403720" xlink:type="simple">0403720</text:a></text:p>
          </table:table-cell>
          <table:table-cell office:value-type="string" calcext:value-type="string">
            <text:p>photo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0403721<text:a xlink:href="http://services.wakegov.com/realestate/Account.asp?id=0403721" xlink:type="simple">0403721</text:a></text:p>
          </table:table-cell>
          <table:table-cell office:value-type="string" calcext:value-type="string">
            <text:p>photo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22<text:a xlink:href="http://services.wakegov.com/realestate/Account.asp?id=0403722" xlink:type="simple">0403722</text:a></text:p>
          </table:table-cell>
          <table:table-cell office:value-type="string" calcext:value-type="string">
            <text:p>photo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0403723<text:a xlink:href="http://services.wakegov.com/realestate/Account.asp?id=0403723" xlink:type="simple">0403723</text:a></text:p>
          </table:table-cell>
          <table:table-cell office:value-type="string" calcext:value-type="string">
            <text:p>photo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24<text:a xlink:href="http://services.wakegov.com/realestate/Account.asp?id=0403724" xlink:type="simple">0403724</text:a></text:p>
          </table:table-cell>
          <table:table-cell office:value-type="string" calcext:value-type="string">
            <text:p>photo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725<text:a xlink:href="http://services.wakegov.com/realestate/Account.asp?id=0403725" xlink:type="simple">0403725</text:a></text:p>
          </table:table-cell>
          <table:table-cell office:value-type="string" calcext:value-type="string">
            <text:p>photo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0403726<text:a xlink:href="http://services.wakegov.com/realestate/Account.asp?id=0403726" xlink:type="simple">0403726</text:a></text:p>
          </table:table-cell>
          <table:table-cell office:value-type="string" calcext:value-type="string">
            <text:p>photo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728<text:a xlink:href="http://services.wakegov.com/realestate/Account.asp?id=0403728" xlink:type="simple">0403728</text:a></text:p>
          </table:table-cell>
          <table:table-cell office:value-type="string" calcext:value-type="string">
            <text:p>photo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0404205<text:a xlink:href="http://services.wakegov.com/realestate/Account.asp?id=0404205" xlink:type="simple">0404205</text:a></text:p>
          </table:table-cell>
          <table:table-cell office:value-type="string" calcext:value-type="string">
            <text:p>photo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0409706<text:a xlink:href="http://services.wakegov.com/realestate/Account.asp?id=0409706" xlink:type="simple">0409706</text:a></text:p>
          </table:table-cell>
          <table:table-cell office:value-type="string" calcext:value-type="string">
            <text:p>photo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string" calcext:value-type="string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04<text:a xlink:href="http://services.wakegov.com/realestate/Account.asp?id=0461504" xlink:type="simple">0461504</text:a></text:p>
          </table:table-cell>
          <table:table-cell office:value-type="string" calcext:value-type="string">
            <text:p>photo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05<text:a xlink:href="http://services.wakegov.com/realestate/Account.asp?id=0461505" xlink:type="simple">0461505</text:a></text:p>
          </table:table-cell>
          <table:table-cell office:value-type="string" calcext:value-type="string">
            <text:p>photo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6<text:a xlink:href="http://services.wakegov.com/realestate/Account.asp?id=0461506" xlink:type="simple">0461506</text:a></text:p>
          </table:table-cell>
          <table:table-cell office:value-type="string" calcext:value-type="string">
            <text:p>photo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08<text:a xlink:href="http://services.wakegov.com/realestate/Account.asp?id=0461508" xlink:type="simple">0461508</text:a></text:p>
          </table:table-cell>
          <table:table-cell office:value-type="string" calcext:value-type="string">
            <text:p>photo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0461509<text:a xlink:href="http://services.wakegov.com/realestate/Account.asp?id=0461509" xlink:type="simple">0461509</text:a></text:p>
          </table:table-cell>
          <table:table-cell office:value-type="string" calcext:value-type="string">
            <text:p>photo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12<text:a xlink:href="http://services.wakegov.com/realestate/Account.asp?id=0461512" xlink:type="simple">0461512</text:a></text:p>
          </table:table-cell>
          <table:table-cell office:value-type="string" calcext:value-type="string">
            <text:p>photo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0461513<text:a xlink:href="http://services.wakegov.com/realestate/Account.asp?id=0461513" xlink:type="simple">0461513</text:a></text:p>
          </table:table-cell>
          <table:table-cell office:value-type="string" calcext:value-type="string">
            <text:p>photo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15<text:a xlink:href="http://services.wakegov.com/realestate/Account.asp?id=0461515" xlink:type="simple">0461515</text:a></text:p>
          </table:table-cell>
          <table:table-cell office:value-type="string" calcext:value-type="string">
            <text:p>photo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17<text:a xlink:href="http://services.wakegov.com/realestate/Account.asp?id=0461517" xlink:type="simple">0461517</text:a></text:p>
          </table:table-cell>
          <table:table-cell office:value-type="string" calcext:value-type="string">
            <text:p>photo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18<text:a xlink:href="http://services.wakegov.com/realestate/Account.asp?id=0461518" xlink:type="simple">0461518</text:a></text:p>
          </table:table-cell>
          <table:table-cell office:value-type="string" calcext:value-type="string">
            <text:p>photo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0461519<text:a xlink:href="http://services.wakegov.com/realestate/Account.asp?id=0461519" xlink:type="simple">0461519</text:a></text:p>
          </table:table-cell>
          <table:table-cell office:value-type="string" calcext:value-type="string">
            <text:p>photo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21<text:a xlink:href="http://services.wakegov.com/realestate/Account.asp?id=0461521" xlink:type="simple">0461521</text:a></text:p>
          </table:table-cell>
          <table:table-cell office:value-type="string" calcext:value-type="string">
            <text:p>photo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22<text:a xlink:href="http://services.wakegov.com/realestate/Account.asp?id=0461522" xlink:type="simple">0461522</text:a></text:p>
          </table:table-cell>
          <table:table-cell office:value-type="string" calcext:value-type="string">
            <text:p>photo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23<text:a xlink:href="http://services.wakegov.com/realestate/Account.asp?id=0461523" xlink:type="simple">0461523</text:a></text:p>
          </table:table-cell>
          <table:table-cell office:value-type="string" calcext:value-type="string">
            <text:p>photo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24<text:a xlink:href="http://services.wakegov.com/realestate/Account.asp?id=0461524" xlink:type="simple">0461524</text:a></text:p>
          </table:table-cell>
          <table:table-cell office:value-type="string" calcext:value-type="string">
            <text:p>photo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25<text:a xlink:href="http://services.wakegov.com/realestate/Account.asp?id=0461525" xlink:type="simple">0461525</text:a></text:p>
          </table:table-cell>
          <table:table-cell office:value-type="string" calcext:value-type="string">
            <text:p>photo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28<text:a xlink:href="http://services.wakegov.com/realestate/Account.asp?id=0461528" xlink:type="simple">0461528</text:a></text:p>
          </table:table-cell>
          <table:table-cell office:value-type="string" calcext:value-type="string">
            <text:p>photo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29<text:a xlink:href="http://services.wakegov.com/realestate/Account.asp?id=0461529" xlink:type="simple">0461529</text:a></text:p>
          </table:table-cell>
          <table:table-cell office:value-type="string" calcext:value-type="string">
            <text:p>photo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0461530<text:a xlink:href="http://services.wakegov.com/realestate/Account.asp?id=0461530" xlink:type="simple">0461530</text:a></text:p>
          </table:table-cell>
          <table:table-cell office:value-type="string" calcext:value-type="string">
            <text:p>photo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string" calcext:value-type="string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33<text:a xlink:href="http://services.wakegov.com/realestate/Account.asp?id=0461533" xlink:type="simple">0461533</text:a></text:p>
          </table:table-cell>
          <table:table-cell office:value-type="string" calcext:value-type="string">
            <text:p>photo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34<text:a xlink:href="http://services.wakegov.com/realestate/Account.asp?id=0461534" xlink:type="simple">0461534</text:a></text:p>
          </table:table-cell>
          <table:table-cell office:value-type="string" calcext:value-type="string">
            <text:p>photo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36<text:a xlink:href="http://services.wakegov.com/realestate/Account.asp?id=0461536" xlink:type="simple">0461536</text:a></text:p>
          </table:table-cell>
          <table:table-cell office:value-type="string" calcext:value-type="string">
            <text:p>photo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string" calcext:value-type="string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38<text:a xlink:href="http://services.wakegov.com/realestate/Account.asp?id=0461538" xlink:type="simple">0461538</text:a></text:p>
          </table:table-cell>
          <table:table-cell office:value-type="string" calcext:value-type="string">
            <text:p>photo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39<text:a xlink:href="http://services.wakegov.com/realestate/Account.asp?id=0461539" xlink:type="simple">0461539</text:a></text:p>
          </table:table-cell>
          <table:table-cell office:value-type="string" calcext:value-type="string">
            <text:p>photo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41<text:a xlink:href="http://services.wakegov.com/realestate/Account.asp?id=0461541" xlink:type="simple">0461541</text:a></text:p>
          </table:table-cell>
          <table:table-cell office:value-type="string" calcext:value-type="string">
            <text:p>photo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43<text:a xlink:href="http://services.wakegov.com/realestate/Account.asp?id=0461543" xlink:type="simple">0461543</text:a></text:p>
          </table:table-cell>
          <table:table-cell office:value-type="string" calcext:value-type="string">
            <text:p>photo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44<text:a xlink:href="http://services.wakegov.com/realestate/Account.asp?id=0461544" xlink:type="simple">0461544</text:a></text:p>
          </table:table-cell>
          <table:table-cell office:value-type="string" calcext:value-type="string">
            <text:p>photo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0461545<text:a xlink:href="http://services.wakegov.com/realestate/Account.asp?id=0461545" xlink:type="simple">0461545</text:a></text:p>
          </table:table-cell>
          <table:table-cell office:value-type="string" calcext:value-type="string">
            <text:p>photo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61547<text:a xlink:href="http://services.wakegov.com/realestate/Account.asp?id=0461547" xlink:type="simple">0461547</text:a></text:p>
          </table:table-cell>
          <table:table-cell office:value-type="string" calcext:value-type="string">
            <text:p>photo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49<text:a xlink:href="http://services.wakegov.com/realestate/Account.asp?id=0461549" xlink:type="simple">0461549</text:a></text:p>
          </table:table-cell>
          <table:table-cell office:value-type="string" calcext:value-type="string">
            <text:p>photo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50<text:a xlink:href="http://services.wakegov.com/realestate/Account.asp?id=0461550" xlink:type="simple">0461550</text:a></text:p>
          </table:table-cell>
          <table:table-cell office:value-type="string" calcext:value-type="string">
            <text:p>photo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51<text:a xlink:href="http://services.wakegov.com/realestate/Account.asp?id=0461551" xlink:type="simple">0461551</text:a></text:p>
          </table:table-cell>
          <table:table-cell office:value-type="string" calcext:value-type="string">
            <text:p>photo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61553<text:a xlink:href="http://services.wakegov.com/realestate/Account.asp?id=0461553" xlink:type="simple">0461553</text:a></text:p>
          </table:table-cell>
          <table:table-cell office:value-type="string" calcext:value-type="string">
            <text:p>photo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61555<text:a xlink:href="http://services.wakegov.com/realestate/Account.asp?id=0461555" xlink:type="simple">0461555</text:a></text:p>
          </table:table-cell>
          <table:table-cell office:value-type="string" calcext:value-type="string">
            <text:p>photo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</table:table-row>
      </table:table>
      <table:table table:name="cottage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Magnolia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olly</text:p>
          </table:table-cell>
        </table:table-row>
        <table:table-row table:style-name="ro1">
          <table:table-cell office:value-type="string" calcext:value-type="string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Magnolia</text:p>
          </table:table-cell>
        </table:table-row>
        <table:table-row table:style-name="ro1">
          <table:table-cell office:value-type="string" calcext:value-type="string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</table:table>
      <table:named-expressions/>
      <table:database-ranges>
        <table:database-range table:name="__Anonymous_Sheet_DB__1" table:target-range-address="cypress_deeds.A5:cypress_deeds.J344" table:display-filter-buttons="true">
          <table:filter>
            <table:filter-and>
              <table:filter-condition table:value="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08:45:04.116147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6-08T09:07:09.922362031</dc:date>
    <meta:editing-duration>PT1H4M44S</meta:editing-duration>
    <meta:editing-cycles>14</meta:editing-cycles>
    <meta:generator>LibreOffice/7.5.3.2$Linux_X86_64 LibreOffice_project/50$Build-2</meta:generator>
    <dc:creator>Mike Gering</dc:creator>
    <meta:document-statistic meta:table-count="3" meta:cell-count="3711" meta:object-count="1"/>
  </office:meta>
</office:document-meta>
</file>